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ROVERBS 7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<text:s text:c="1"/>RECEIVE MY WORDS AND LIVE! (7:1-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<text:s text:c="1"/>RECEIVE MY WORDS AND LIVE! (7:1-5)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"Guard my teachings as your most precious possession" (7:1-2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"Tie them on your fingers as a reminder" (7:3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"Write them deep within your heart" (7:3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"Love wisdom like a sister" (7:4-5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PROVERBS 7</text:span><text:span text:style-name="a463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<text:s text:c="1"/>RECEIVE MY WORDS AND LIVE! (7:1-5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REJECT MY WORDS AND DIE! (7:6-27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-title-Title-Slide" presentation:presentation-page-layout-name="Master1-PPL1" draw:id="Slide-259">
        <draw:frame draw:id="id89" presentation:style-name="a480" draw:name="Title 1" svg:x="1.38in" svg:y="0.83in" svg:width="10.3in" svg:height="4.42in" presentation:class="title" presentation:placeholder="false">
          <draw:text-box>
            <text:p text:style-name="a479" text:class-names="" text:cond-style-name=""><text:span text:style-name="a477" text:class-names=""><text:s text:c="1"/>REJECT MY WORDS AND DIE! (7:6-27)<text:s text:c="1"/></text:span><text:span text:style-name="a478" text:class-names=""/></text:p>
          </draw:text-box>
          <svg:title/>
          <svg:desc/>
        </draw:frame>
        <draw:frame draw:id="id90" presentation:style-name="a485" draw:name="Subtitle 2" svg:x="1.38in" svg:y="5.25in" svg:width="10.3in" svg:height="1.85in" presentation:class="subtitle" presentation:placeholder="false">
          <draw:text-box>
            <text:p text:style-name="a482" text:class-names="" text:cond-style-name=""><text:span text:style-name="a481" text:class-names=""><text:s text:c="1"/>Solomon's observation (7:6-23):<text:s text:c="1"/></text:span></text:p>
            <text:p text:style-name="a484" text:class-names="" text:cond-style-name=""><text:span text:style-name="a483" text:class-names=""/></text:p>
          </draw:text-box>
          <svg:title/>
          <svg:desc/>
        </draw:frame>
      </draw:page>
      <draw:page draw:name="Slide5" draw:style-name="a486" draw:master-page-name="Master1-Layout1-title-Title-Slide" presentation:presentation-page-layout-name="Master1-PPL1" draw:id="Slide-260">
        <draw:frame draw:id="id91" presentation:style-name="a490" draw:name="Title 1" svg:x="1.38in" svg:y="0.83in" svg:width="10.3in" svg:height="4.42in" presentation:class="title" presentation:placeholder="false">
          <draw:text-box>
            <text:p text:style-name="a489" text:class-names="" text:cond-style-name=""><text:span text:style-name="a487" text:class-names=""><text:s text:c="1"/>Solomon's observation (7:6-23):<text:s text:c="1"/></text:span><text:span text:style-name="a488" text:class-names=""/></text:p>
          </draw:text-box>
          <svg:title/>
          <svg:desc/>
        </draw:frame>
        <draw:frame draw:id="id92" presentation:style-name="a495" draw:name="Subtitle 2" svg:x="1.38in" svg:y="5.25in" svg:width="10.3in" svg:height="1.85in" presentation:class="subtitle" presentation:placeholder="false">
          <draw:text-box>
            <text:p text:style-name="a492" text:class-names="" text:cond-style-name=""><text:span text:style-name="a491" text:class-names=""><text:s text:c="1"/>The seduction (7:6-21)<text:s text:c="1"/></text:span></text:p>
            <text:p text:style-name="a494" text:class-names="" text:cond-style-name=""><text:span text:style-name="a493" text:class-names=""/></text:p>
          </draw:text-box>
          <svg:title/>
          <svg:desc/>
        </draw:frame>
      </draw:page>
      <draw:page draw:name="Slide6" draw:style-name="a496" draw:master-page-name="Master1-Layout12-tx-Title-and-Text" presentation:presentation-page-layout-name="Master1-PPL12" draw:id="Slide-261">
        <draw:frame draw:id="id93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<text:s text:c="1"/>The seduction (7:6-21)<text:s text:c="1"/></text:span><text:span text:style-name="a498" text:class-names=""/></text:p>
          </draw:text-box>
          <svg:title/>
          <svg:desc/>
        </draw:frame>
        <draw:frame draw:id="id94" presentation:style-name="a513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Where he is (7:6-12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What she does (7:13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What she says (7:14-21)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/></text:p>
              </text:list-item>
            </text:list>
          </draw:text-box>
          <svg:title/>
          <svg:desc/>
        </draw:frame>
      </draw:page>
      <draw:page draw:name="Slide7" draw:style-name="a514" draw:master-page-name="Master1-Layout12-tx-Title-and-Text" presentation:presentation-page-layout-name="Master1-PPL12" draw:id="Slide-262">
        <draw:frame draw:id="id95" presentation:style-name="a518" draw:name="Title 1" svg:x="1.38in" svg:y="0.4in" svg:width="10.6in" svg:height="1.44965in" presentation:class="title" presentation:placeholder="false">
          <draw:text-box>
            <text:p text:style-name="a517" text:class-names="" text:cond-style-name=""><text:span text:style-name="a515" text:class-names=""><text:s text:c="1"/>What she says (7:14-21)<text:s text:c="1"/></text:span><text:span text:style-name="a516" text:class-names=""/></text:p>
          </draw:text-box>
          <svg:title/>
          <svg:desc/>
        </draw:frame>
        <draw:frame draw:id="id96" presentation:style-name="a528" draw:name="Text Placeholder 2" svg:x="1.38in" svg:y="2in" svg:width="9.4in" svg:height="4.75868in" presentation:class="outline" presentation:placeholder="false">
          <draw:text-box>
            <text:list text:style-name="a521">
              <text:list-item>
                <text:p text:style-name="a520" text:class-names="" text:cond-style-name=""><text:span text:style-name="a519" text:class-names=""><text:s text:c="1"/>My bed is ready! (7:14-18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My husband is gone on a long trip! (7:19-21).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</draw:text-box>
          <svg:title/>
          <svg:desc/>
        </draw:frame>
      </draw:page>
      <draw:page draw:name="Slide8" draw:style-name="a529" draw:master-page-name="Master1-Layout12-tx-Title-and-Text" presentation:presentation-page-layout-name="Master1-PPL12" draw:id="Slide-263">
        <draw:frame draw:id="id97" presentation:style-name="a533" draw:name="Title 1" svg:x="1.38in" svg:y="0.4in" svg:width="10.6in" svg:height="1.44965in" presentation:class="title" presentation:placeholder="false">
          <draw:text-box>
            <text:p text:style-name="a532" text:class-names="" text:cond-style-name=""><text:span text:style-name="a530" text:class-names=""><text:s text:c="1"/>The seduction (7:6-21)<text:s text:c="1"/></text:span><text:span text:style-name="a531" text:class-names=""/></text:p>
          </draw:text-box>
          <svg:title/>
          <svg:desc/>
        </draw:frame>
        <draw:frame draw:id="id98" presentation:style-name="a546" draw:name="Text Placeholder 2" svg:x="1.38in" svg:y="2in" svg:width="9.4in" svg:height="4.75868in" presentation:class="outline" presentation:placeholder="false">
          <draw:text-box>
            <text:list text:style-name="a536">
              <text:list-item>
                <text:p text:style-name="a535" text:class-names="" text:cond-style-name=""><text:span text:style-name="a534" text:class-names=""><text:s text:c="1"/>Where he is (7:6-12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What she does (7:13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What she says (7:14-21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9" draw:style-name="a547" draw:master-page-name="Master1-Layout12-tx-Title-and-Text" presentation:presentation-page-layout-name="Master1-PPL12" draw:id="Slide-264">
        <draw:frame draw:id="id99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<text:s text:c="1"/>Solomon's observation (7:6-23):<text:s text:c="1"/></text:span><text:span text:style-name="a549" text:class-names=""/></text:p>
          </draw:text-box>
          <svg:title/>
          <svg:desc/>
        </draw:frame>
        <draw:frame draw:id="id100" presentation:style-name="a561" draw:name="Text Placeholder 2" svg:x="1.38in" svg:y="2in" svg:width="9.4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The seduction (7:6-21)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The destruction (7:22-23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10" draw:style-name="a562" draw:master-page-name="Master1-Layout12-tx-Title-and-Text" presentation:presentation-page-layout-name="Master1-PPL12" draw:id="Slide-265">
        <draw:frame draw:id="id101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<text:s text:c="1"/>The destruction (7:22-23):<text:s text:c="1"/></text:span><text:span text:style-name="a564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Like an animal about to be slaughtered (7:22-23)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Like a bird about to be snared (7:23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<text:s text:c="1"/>Solomon's observation (7:6-23):<text:s text:c="1"/></text:span><text:span text:style-name="a579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The seduction (7:6-21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destruction (7:22-23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<text:s text:c="1"/>REJECT MY WORDS AND DIE! (7:6-27)<text:s text:c="1"/></text:span><text:span text:style-name="a594" text:class-names=""/></text:p>
          </draw:text-box>
          <svg:title/>
          <svg:desc/>
        </draw:frame>
        <draw:frame draw:id="id106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Solomon's observation (7:6-23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Solomon's twofold conclusion (7:24-27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3" draw:style-name="a607" draw:master-page-name="Master1-Layout12-tx-Title-and-Text" presentation:presentation-page-layout-name="Master1-PPL12" draw:id="Slide-268">
        <draw:frame draw:id="id107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<text:s text:c="1"/>Solomon's twofold conclusion (7:24-27):<text:s text:c="1"/></text:span><text:span text:style-name="a609" text:class-names=""/></text:p>
          </draw:text-box>
          <svg:title/>
          <svg:desc/>
        </draw:frame>
        <draw:frame draw:id="id108" presentation:style-name="a621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Listen and live! (7:24-25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Disobey and die! (7:26-27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4" draw:style-name="a622" draw:master-page-name="Master1-Layout12-tx-Title-and-Text" presentation:presentation-page-layout-name="Master1-PPL12" draw:id="Slide-269">
        <draw:frame draw:id="id109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<text:s text:c="1"/>REJECT MY WORDS AND DIE! (7:6-27)<text:s text:c="1"/></text:span><text:span text:style-name="a624" text:class-names=""/></text:p>
          </draw:text-box>
          <svg:title/>
          <svg:desc/>
        </draw:frame>
        <draw:frame draw:id="id110" presentation:style-name="a636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Solomon's observation (7:6-23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Solomon's twofold conclusion (7:24-27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5" draw:style-name="a637" draw:master-page-name="Master1-Layout12-tx-Title-and-Text" presentation:presentation-page-layout-name="Master1-PPL12" draw:id="Slide-270">
        <draw:frame draw:id="id111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PROVERBS 7</text:span><text:span text:style-name="a639" text:class-names=""/></text:p>
          </draw:text-box>
          <svg:title/>
          <svg:desc/>
        </draw:frame>
        <draw:frame draw:id="id112" presentation:style-name="a651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<text:s text:c="1"/>RECEIVE MY WORDS AND LIVE! (7:1-5)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REJECT MY WORDS AND DIE! (7:6-27)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7</dc:title>
    <meta:initial-creator>David STRICKLAND</meta:initial-creator>
    <dc:creator>David STRICKLAND</dc:creator>
    <meta:creation-date>2020-02-22T17:36:47Z</meta:creation-date>
    <dc:date>2020-02-22T17:36:48Z</dc:date>
    <meta:template xlink:href="BibleStudy" xlink:type="simple"/>
    <meta:editing-cycles>1</meta:editing-cycles>
    <meta:editing-duration>PT0S</meta:editing-duration>
    <meta:document-statistic meta:paragraph-count="46" meta:word-count="361"/>
  </office:meta>
</office:document-meta>
</file>